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d4e6" officeooo:paragraph-rsid="0002d4e6"/>
    </style:style>
    <style:style style:name="P2" style:family="paragraph" style:parent-style-name="Standard">
      <style:paragraph-properties fo:text-align="end" style:justify-single-word="false"/>
      <style:text-properties officeooo:rsid="0002d4e6" officeooo:paragraph-rsid="0002d4e6"/>
    </style:style>
    <style:style style:name="P3" style:family="paragraph" style:parent-style-name="Standard">
      <style:paragraph-properties fo:text-align="end" style:justify-single-word="fals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ed zhang </text:p>
      <text:p text:style-name="P2">p1</text:p>
      <text:p text:style-name="P2">steuben</text:p>
      <text:p text:style-name="P3"/>
      <text:p text:style-name="P1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Words w/ the most neighbors</text:p>
      <text:p text:style-name="P1"/>
      <text:p text:style-name="P1">batter ['baiter', 'banter', 'barter', 'bather', 'batted', 'batten', 'better', 'bitter', 'butter', 'fatter', 'latter', 'matter', 'patter', 'tatter']</text:p>
      <text:p text:style-name="P1">seared ['feared', 'geared', 'neared', 'reared', 'scared', 'sealed', 'seamed', 'seated', 'shared', 'snared', 'soared', 'spared', 'stared', 'teared']</text:p>
      <text:p text:style-name="P1">stared ['scared', 'seared', 'shared', 'snared', 'soared', 'spared', 'staged', 'staked', 'starer', 'stares', 'stated', 'staved', 'stayed', 'stored'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09:54:17.737233168</meta:creation-date>
    <dc:date>2014-09-09T09:55:22.530467440</dc:date>
    <meta:editing-duration>P0D</meta:editing-duration>
    <meta:editing-cycles>1</meta:editing-cycles>
    <meta:document-statistic meta:table-count="0" meta:image-count="0" meta:object-count="1" meta:page-count="1" meta:paragraph-count="7" meta:word-count="54" meta:character-count="491" meta:non-whitespace-character-count="440"/>
    <meta:generator>LibreOffice/4.2.5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736cm" svg:y="4.2cm" style:legend-expansion="high" chart:style-name="ch2"/>
        <chart:plot-area chart:style-name="ch3" chart:data-source-has-labels="both" svg:x="0.769cm" svg:y="0.851cm" svg:width="12.329cm" svg:height="7.549cm">
          <chartooo:coordinate-region svg:x="1.761cm" svg:y="1.05cm" svg:width="11.337cm" svg:height="6.70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